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size="32pt" style:font-size-asian="32pt" style:font-size-complex="32pt"/>
    </style:style>
    <style:style style:name="T1" style:family="text">
      <style:text-properties fo:font-variant="normal" fo:text-transform="none" style:font-name="monospace" fo:font-size="9pt" fo:letter-spacing="normal" fo:font-style="normal" fo:font-weight="normal"/>
    </style:style>
    <style:style style:name="T2" style:family="text">
      <style:text-properties fo:font-variant="normal" fo:text-transform="none" style:font-name="monospace" fo:letter-spacing="normal" fo:font-style="normal" fo:font-weight="normal"/>
    </style:style>
    <style:style style:name="T3" style:family="text">
      <style:text-properties fo:font-variant="normal" fo:text-transform="none" fo:color="#222222" loext:opacity="100%" fo:letter-spacing="normal"/>
    </style:style>
    <style:style style:name="T4" style:family="text">
      <style:text-properties fo:font-variant="normal" fo:text-transform="none" fo:color="#222222" loext:opacity="100%" style:font-name="monospace" fo:font-size="9pt" fo:letter-spacing="normal" fo:font-style="normal" fo:font-weight="normal"/>
    </style:style>
    <style:style style:name="T5" style:family="text">
      <style:text-properties fo:font-variant="normal" fo:text-transform="none" fo:color="#222222" loext:opacity="100%" style:font-name="monospace" fo:letter-spacing="normal" fo:font-style="normal" fo:font-weight="normal"/>
    </style:style>
    <style:style style:name="T6" style:family="text">
      <style:text-properties fo:font-variant="normal" fo:text-transform="none" fo:color="#000099" loext:opacity="100%" style:font-name="monospace" fo:font-size="9pt" fo:letter-spacing="normal" fo:font-style="normal" fo:font-weight="bold"/>
    </style:style>
    <style:style style:name="T7" style:family="text">
      <style:text-properties fo:font-variant="normal" fo:text-transform="none" fo:color="#000099" loext:opacity="100%" style:font-name="monospace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#include &lt;stdio.h&gt;</text:span><text:line-break/><text:span text:style-name="T3"> </text:span><text:line-break/><text:span text:style-name="T2">int</text:span><text:span text:style-name="T3"> </text:span><text:span text:style-name="T5">main</text:span><text:span text:style-name="T2">()</text:span><text:line-break/><text:span text:style-name="T2">{</text:span><text:line-break/><text:span text:style-name="T3">   </text:span><text:span text:style-name="T2">int</text:span><text:span text:style-name="T3"> </text:span><text:span text:style-name="T5">array</text:span><text:span text:style-name="T2">[100],</text:span><text:span text:style-name="T3"> </text:span><text:span text:style-name="T5">search</text:span><text:span text:style-name="T2">,</text:span><text:span text:style-name="T3"> </text:span><text:span text:style-name="T5">c</text:span><text:span text:style-name="T2">,</text:span><text:span text:style-name="T3"> </text:span><text:span text:style-name="T5">n</text:span><text:span text:style-name="T2">,</text:span><text:span text:style-name="T3"> </text:span><text:span text:style-name="T5">count </text:span><text:span text:style-name="T2">=</text:span><text:span text:style-name="T3"> </text:span><text:span text:style-name="T2">0;</text:span><text:line-break/><text:span text:style-name="T3">   </text:span><text:line-break/><text:span text:style-name="T3">   </text:span><text:span text:style-name="T2">printf("Enter number of elements in array</text:span><text:span text:style-name="T7">\n</text:span><text:span text:style-name="T2">");</text:span><text:line-break/><text:span text:style-name="T3">   </text:span><text:span text:style-name="T2">scanf("%d",</text:span><text:span text:style-name="T3"> </text:span><text:span text:style-name="T2">&amp;</text:span><text:span text:style-name="T5">n</text:span><text:span text:style-name="T2">);</text:span><text:line-break/><text:span text:style-name="T3">   </text:span><text:line-break/><text:span text:style-name="T3">   </text:span><text:span text:style-name="T2">printf("Enter %d numbers</text:span><text:span text:style-name="T7">\n</text:span><text:span text:style-name="T2">",</text:span><text:span text:style-name="T3"> </text:span><text:span text:style-name="T5">n</text:span><text:span text:style-name="T2">);</text:span><text:line-break/><text:span text:style-name="T3">   </text:span><text:line-break/><text:span text:style-name="T3">   </text:span><text:span text:style-name="T2">for</text:span><text:span text:style-name="T3"> </text:span><text:span text:style-name="T2">(</text:span><text:span text:style-name="T5">c </text:span><text:span text:style-name="T2">=</text:span><text:span text:style-name="T3"> </text:span><text:span text:style-name="T2">0;</text:span><text:span text:style-name="T3"> </text:span><text:span text:style-name="T5">c </text:span><text:span text:style-name="T2">&lt;</text:span><text:span text:style-name="T3"> </text:span><text:span text:style-name="T5">n</text:span><text:span text:style-name="T2">;</text:span><text:span text:style-name="T3"> </text:span><text:span text:style-name="T5">c</text:span><text:span text:style-name="T2">++)</text:span><text:line-break/><text:span text:style-name="T3">      </text:span><text:span text:style-name="T2">scanf("%d",</text:span><text:span text:style-name="T3"> </text:span><text:span text:style-name="T2">&amp;</text:span><text:span text:style-name="T5">array</text:span><text:span text:style-name="T2">[</text:span><text:span text:style-name="T5">c</text:span><text:span text:style-name="T2">]);</text:span><text:line-break/><text:span text:style-name="T3">     </text:span><text:line-break/><text:span text:style-name="T3">   </text:span><text:span text:style-name="T2">printf("Enter a number </text:span><text:soft-page-break/><text:span text:style-name="T2">to search</text:span><text:span text:style-name="T7">\n</text:span><text:span text:style-name="T2">");</text:span><text:line-break/><text:span text:style-name="T3">   </text:span><text:span text:style-name="T2">scanf("%d",</text:span><text:span text:style-name="T3"> </text:span><text:span text:style-name="T2">&amp;</text:span><text:span text:style-name="T5">search</text:span><text:span text:style-name="T2">);</text:span><text:line-break/><text:span text:style-name="T3">   </text:span><text:line-break/><text:span text:style-name="T3">   </text:span><text:span text:style-name="T2">for</text:span><text:span text:style-name="T3"> </text:span><text:span text:style-name="T2">(</text:span><text:span text:style-name="T5">c </text:span><text:span text:style-name="T2">=</text:span><text:span text:style-name="T3"> </text:span><text:span text:style-name="T2">0;</text:span><text:span text:style-name="T3"> </text:span><text:span text:style-name="T5">c </text:span><text:span text:style-name="T2">&lt;</text:span><text:span text:style-name="T3"> </text:span><text:span text:style-name="T5">n</text:span><text:span text:style-name="T2">;</text:span><text:span text:style-name="T3"> </text:span><text:span text:style-name="T5">c</text:span><text:span text:style-name="T2">++)</text:span><text:span text:style-name="T3"> </text:span><text:span text:style-name="T2">{</text:span><text:line-break/><text:span text:style-name="T3">      </text:span><text:span text:style-name="T2">if</text:span><text:span text:style-name="T3"> </text:span><text:span text:style-name="T2">(</text:span><text:span text:style-name="T5">array</text:span><text:span text:style-name="T2">[</text:span><text:span text:style-name="T5">c</text:span><text:span text:style-name="T2">]</text:span><text:span text:style-name="T3"> </text:span><text:span text:style-name="T2">==</text:span><text:span text:style-name="T3"> </text:span><text:span text:style-name="T5">search</text:span><text:span text:style-name="T2">)</text:span><text:span text:style-name="T3"> </text:span><text:span text:style-name="T2">{</text:span><text:line-break/><text:span text:style-name="T3">         </text:span><text:span text:style-name="T2">printf("%d is present at location %d.</text:span><text:span text:style-name="T7">\n</text:span><text:span text:style-name="T2">",</text:span><text:span text:style-name="T3"> </text:span><text:span text:style-name="T5">search</text:span><text:span text:style-name="T2">,</text:span><text:span text:style-name="T3"> </text:span><text:span text:style-name="T5">c</text:span><text:span text:style-name="T2">+1);</text:span><text:line-break/><text:span text:style-name="T3">         </text:span><text:span text:style-name="T5">count</text:span><text:span text:style-name="T2">++;</text:span><text:line-break/><text:span text:style-name="T3">      </text:span><text:span text:style-name="T2">}</text:span><text:line-break/><text:span text:style-name="T3">   </text:span><text:span text:style-name="T2">}</text:span><text:line-break/><text:span text:style-name="T3">   </text:span><text:span text:style-name="T2">if</text:span><text:span text:style-name="T3"> </text:span><text:span text:style-name="T2">(</text:span><text:span text:style-name="T5">count </text:span><text:span text:style-name="T2">==</text:span><text:span text:style-name="T3"> </text:span><text:span text:style-name="T2">0)</text:span><text:line-break/><text:span text:style-name="T3">      </text:span><text:span text:style-name="T2">printf("%d isn't present in the array.</text:span><text:span text:style-name="T7">\n</text:span><text:span text:style-name="T2">",</text:span><text:span text:style-name="T3"> </text:span><text:span text:style-name="T5">search</text:span><text:span text:style-name="T2">);</text:span><text:line-break/><text:span text:style-name="T3">   </text:span><text:span text:style-name="T2">else</text:span><text:line-break/><text:span text:style-name="T3">      </text:span><text:span text:style-name="T2">printf("%d is present </text:span><text:soft-page-break/><text:span text:style-name="T2">%d times in the array.</text:span><text:span text:style-name="T7">\n</text:span><text:span text:style-name="T2">",</text:span><text:span text:style-name="T3"> </text:span><text:span text:style-name="T5">search</text:span><text:span text:style-name="T2">,</text:span><text:span text:style-name="T3"> </text:span><text:span text:style-name="T5">count</text:span><text:span text:style-name="T2">);</text:span><text:line-break/><text:span text:style-name="T3">     </text:span><text:line-break/><text:span text:style-name="T3">   </text:span><text:span text:style-name="T2">return</text:span><text:span text:style-name="T3"> </text:span><text:span text:style-name="T2">0;</text:span><text:line-break/><text:span text:style-name="T2">}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0:39:52.892000000</meta:creation-date>
    <dc:date>2022-10-04T10:43:08.927000000</dc:date>
    <meta:editing-duration>PT2M53S</meta:editing-duration>
    <meta:editing-cycles>1</meta:editing-cycles>
    <meta:document-statistic meta:table-count="0" meta:image-count="0" meta:object-count="0" meta:page-count="3" meta:paragraph-count="1" meta:word-count="92" meta:character-count="663" meta:non-whitespace-character-count="457"/>
    <meta:generator>LibreOffice/7.3.5.2$Windows_X86_64 LibreOffice_project/184fe81b8c8c30d8b5082578aee2fed2ea847c01</meta:generator>
  </office:meta>
</office:document-meta>
</file>